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e Early Years Educator promotes and supports children's play, learning, developing and well-being. </text:span></text:p>
      <text:p text:style-name="P1"><text:span text:style-name="T1">There are many different types of play that can help a child's physical development, one of them being able to run around outside so that they can develop their gross motor skills. Physical activities can also help children to build their independence because it is up to them to figure out what they want to do during the time that they have. To build a childs social skills they would need to do something that require them to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